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adornments="Regular" style:font-pitch="variable" style:font-charset="x-symbol"/>
    <style:font-face style:name="Symbol" svg:font-family="Symbol" style:font-adornments="Normal" style:font-family-generic="roman" style:font-pitch="variable" style:font-charset="x-symbol"/>
    <style:font-face style:name="Libre Franklin" svg:font-family="'Libre Franklin'"/>
    <style:font-face style:name="Source Sans Pro" svg:font-family="'Source Sans Pro'"/>
    <style:font-face style:name="Arial3" svg:font-family="Arial" style:font-family-generic="swiss"/>
    <style:font-face style:name="Courier New" svg:font-family="'Courier New'" style:font-adornments="Normal" style:font-family-generic="modern" style:font-pitch="fixed"/>
    <style:font-face style:name="Arial" svg:font-family="Arial" style:font-family-generic="roman" style:font-pitch="variable"/>
    <style:font-face style:name="Calibri" svg:font-family="Calibri" style:font-family-generic="roman" style:font-pitch="variable"/>
    <style:font-face style:name="Times New Roman" svg:font-family="'Times New Roman'" style:font-family-generic="roman" style:font-pitch="variable"/>
    <style:font-face style:name="Arial1" svg:font-family="Arial" style:font-adornments="Norm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fo:color="#333333" fo:font-size="11.5pt" fo:background-color="#ffffff" style:font-size-asian="11.5pt" style:font-name-complex="Arial2" style:font-size-complex="11.5pt"/>
    </style:style>
    <style:style style:name="P2" style:family="paragraph" style:parent-style-name="Standard">
      <style:text-properties officeooo:rsid="001e3869" officeooo:paragraph-rsid="001e3869"/>
    </style:style>
    <style:style style:name="P3" style:family="paragraph" style:parent-style-name="Standard">
      <style:text-properties fo:background-color="#ffff00"/>
    </style:style>
    <style:style style:name="P4" style:family="paragraph" style:parent-style-name="Standard">
      <style:paragraph-properties fo:margin-left="0cm" fo:margin-right="0cm" fo:text-indent="0.635cm" style:auto-text-indent="false"/>
    </style:style>
    <style:style style:name="P5" style:family="paragraph" style:parent-style-name="Standard">
      <loext:graphic-properties draw:fill="solid" draw:fill-color="#ffffff"/>
      <style:paragraph-properties fo:margin-top="0cm" fo:margin-bottom="0.529cm" loext:contextual-spacing="false" fo:background-color="#ffffff"/>
      <style:text-properties officeooo:paragraph-rsid="0026bffd"/>
    </style:style>
    <style:style style:name="P6" style:family="paragraph" style:parent-style-name="Normal_20__28_Web_29_">
      <loext:graphic-properties draw:fill="solid" draw:fill-color="#ffffff"/>
      <style:paragraph-properties fo:margin-top="0cm" fo:margin-bottom="0.529cm" loext:contextual-spacing="false" fo:background-color="#ffffff"/>
    </style:style>
    <style:style style:name="P7" style:family="paragraph" style:parent-style-name="Normal_20__28_Web_29_">
      <loext:graphic-properties draw:fill="solid" draw:fill-color="#ffffff"/>
      <style:paragraph-properties fo:margin-top="0cm" fo:margin-bottom="0.529cm" loext:contextual-spacing="false" style:line-height-at-least="0.72cm" fo:background-color="#ffffff"/>
      <style:text-properties fo:color="#333333" style:font-name="Arial" fo:font-size="11.5pt" style:font-size-asian="11.5pt" style:font-name-complex="Arial2" style:font-size-complex="11.5pt"/>
    </style:style>
    <style:style style:name="P8" style:family="paragraph" style:parent-style-name="Normal_20__28_Web_29_">
      <loext:graphic-properties draw:fill="solid" draw:fill-color="#ffffff"/>
      <style:paragraph-properties fo:margin-top="0cm" fo:margin-bottom="0.529cm" loext:contextual-spacing="false" style:line-height-at-least="0.72cm" fo:background-color="#ffffff"/>
    </style:style>
    <style:style style:name="P9" style:family="paragraph" style:parent-style-name="Normal_20__28_Web_29_">
      <loext:graphic-properties draw:fill="solid" draw:fill-color="#ffffff"/>
      <style:paragraph-properties fo:margin-top="0cm" fo:margin-bottom="0.529cm" loext:contextual-spacing="false" style:line-height-at-least="0.72cm" fo:background-color="#ffffff"/>
      <style:text-properties officeooo:paragraph-rsid="00233e77"/>
    </style:style>
    <style:style style:name="P10" style:family="paragraph" style:parent-style-name="Normal_20__28_Web_29_">
      <loext:graphic-properties draw:fill="solid" draw:fill-color="#ffffff"/>
      <style:paragraph-properties fo:margin-top="0cm" fo:margin-bottom="0.529cm" loext:contextual-spacing="false" style:line-height-at-least="0.72cm" fo:background-color="#ffffff"/>
      <style:text-properties officeooo:paragraph-rsid="0024c26c"/>
    </style:style>
    <style:style style:name="P11" style:family="paragraph" style:parent-style-name="Normal_20__28_Web_29_">
      <loext:graphic-properties draw:fill="solid" draw:fill-color="#ffffff"/>
      <style:paragraph-properties fo:margin-top="0cm" fo:margin-bottom="0.529cm" loext:contextual-spacing="false" style:line-height-at-least="0.72cm" fo:background-color="#ffffff"/>
      <style:text-properties officeooo:paragraph-rsid="0026bffd"/>
    </style:style>
    <style:style style:name="P12" style:family="paragraph" style:parent-style-name="Normal_20__28_Web_29_">
      <loext:graphic-properties draw:fill="solid" draw:fill-color="#ffffff"/>
      <style:paragraph-properties fo:margin-top="0cm" fo:margin-bottom="0.529cm" loext:contextual-spacing="false" fo:background-color="#ffffff"/>
      <style:text-properties officeooo:paragraph-rsid="00233e77"/>
    </style:style>
    <style:style style:name="P13" style:family="paragraph" style:parent-style-name="Normal_20__28_Web_29_">
      <loext:graphic-properties draw:fill="solid" draw:fill-color="#ffffff"/>
      <style:paragraph-properties fo:margin-top="0cm" fo:margin-bottom="0.529cm" loext:contextual-spacing="false" style:line-height-at-least="0.72cm" fo:background-color="#ffffff"/>
      <style:text-properties officeooo:paragraph-rsid="00233e77" fo:background-color="#ffff00"/>
    </style:style>
    <style:style style:name="P14" style:family="paragraph" style:parent-style-name="Normal_20__28_Web_29_">
      <loext:graphic-properties draw:fill="solid" draw:fill-color="#ffffff"/>
      <style:paragraph-properties fo:margin-top="0cm" fo:margin-bottom="0.529cm" loext:contextual-spacing="false" fo:background-color="#ffffff"/>
      <style:text-properties fo:color="#333333" style:font-name="Arial" fo:font-size="11.5pt" officeooo:paragraph-rsid="00233e77" fo:background-color="#ffff00" style:font-size-asian="11.5pt" style:font-name-complex="Arial2" style:font-size-complex="11.5pt"/>
    </style:style>
    <style:style style:name="P15" style:family="paragraph" style:parent-style-name="Normal_20__28_Web_29_">
      <loext:graphic-properties draw:fill="solid" draw:fill-color="#ffffff"/>
      <style:paragraph-properties fo:margin-top="0cm" fo:margin-bottom="0.529cm" loext:contextual-spacing="false" style:line-height-at-least="0.72cm" fo:background-color="#ffffff"/>
      <style:text-properties fo:color="#333333" style:font-name="Arial" fo:font-size="11.5pt" officeooo:paragraph-rsid="00233e77" fo:background-color="#ffff00" style:font-size-asian="11.5pt" style:font-name-complex="Arial2" style:font-size-complex="11.5pt"/>
    </style:style>
    <style:style style:name="P16" style:family="paragraph" style:parent-style-name="Normal_20__28_Web_29_">
      <loext:graphic-properties draw:fill="solid" draw:fill-color="#ffffff"/>
      <style:paragraph-properties fo:margin-top="0cm" fo:margin-bottom="0.529cm" loext:contextual-spacing="false" style:line-height-at-least="0.72cm" fo:background-color="#ffffff"/>
      <style:text-properties fo:color="#333333" style:font-name="Arial" fo:font-size="11.5pt" fo:background-color="#ffff00" style:font-size-asian="11.5pt" style:font-name-complex="Arial2" style:font-size-complex="11.5pt"/>
    </style:style>
    <style:style style:name="P17" style:family="paragraph" style:parent-style-name="Normal_20__28_Web_29_">
      <loext:graphic-properties draw:fill="solid" draw:fill-color="#ffffff"/>
      <style:paragraph-properties fo:margin-top="0cm" fo:margin-bottom="0.529cm" loext:contextual-spacing="false" fo:background-color="#ffffff"/>
      <style:text-properties fo:color="#333333" style:font-name="Arial" fo:font-size="11.5pt" fo:font-weight="normal" officeooo:rsid="00233e77" officeooo:paragraph-rsid="00233e77" fo:background-color="#ffff00" style:font-size-asian="11.5pt" style:font-weight-asian="normal" style:font-name-complex="Arial2" style:font-size-complex="11.5pt" style:font-weight-complex="normal"/>
    </style:style>
    <style:style style:name="P18" style:family="paragraph" style:parent-style-name="Normal_20__28_Web_29_">
      <loext:graphic-properties draw:fill="solid" draw:fill-color="#ffffff"/>
      <style:paragraph-properties fo:margin-top="0cm" fo:margin-bottom="0.529cm" loext:contextual-spacing="false" fo:background-color="#ffffff"/>
      <style:text-properties fo:color="#333333" style:font-name="Arial" fo:font-size="11.5pt" fo:font-weight="bold" officeooo:paragraph-rsid="00233e77" fo:background-color="#ffffff" style:font-size-asian="11.5pt" style:font-weight-asian="bold" style:font-name-complex="Arial2" style:font-size-complex="11.5pt"/>
    </style:style>
    <style:style style:name="P19" style:family="paragraph" style:parent-style-name="Normal_20__28_Web_29_">
      <loext:graphic-properties draw:fill="solid" draw:fill-color="#ffffff"/>
      <style:paragraph-properties fo:margin-top="0cm" fo:margin-bottom="0.529cm" loext:contextual-spacing="false" style:line-height-at-least="0.72cm" fo:background-color="#ffffff"/>
      <style:text-properties fo:color="#333333" style:font-name="Arial" fo:font-size="11.5pt" fo:font-weight="bold" officeooo:rsid="002acc50" officeooo:paragraph-rsid="002acc50" style:font-size-asian="11.5pt" style:font-weight-asian="bold" style:font-name-complex="Arial2" style:font-size-complex="11.5pt" style:font-weight-complex="bold"/>
    </style:style>
    <style:style style:name="P20" style:family="paragraph" style:parent-style-name="Normal_20__28_Web_29_">
      <loext:graphic-properties draw:fill="solid" draw:fill-color="#ffffff"/>
      <style:paragraph-properties fo:margin-top="0cm" fo:margin-bottom="0.529cm" loext:contextual-spacing="false" style:line-height-at-least="0.72cm" fo:background-color="#ffffff"/>
      <style:text-properties fo:color="#333333" style:font-name="Arial" fo:font-size="11.5pt" style:font-size-asian="11.5pt" style:font-name-complex="Arial2" style:font-size-complex="11.5pt"/>
    </style:style>
    <style:style style:name="P21" style:family="paragraph" style:parent-style-name="Normal_20__28_Web_29_" style:list-style-name="L1">
      <loext:graphic-properties draw:fill="solid" draw:fill-color="#ffffff"/>
      <style:paragraph-properties fo:margin-top="0cm" fo:margin-bottom="0.529cm" loext:contextual-spacing="false" style:line-height-at-least="0.72cm" fo:background-color="#ffffff"/>
      <style:text-properties fo:color="#333333" style:font-name="Arial" fo:font-size="11.5pt" officeooo:rsid="002acc50" officeooo:paragraph-rsid="002acc50" style:font-size-asian="11.5pt" style:font-name-complex="Arial2" style:font-size-complex="11.5pt"/>
    </style:style>
    <style:style style:name="P22" style:family="paragraph" style:parent-style-name="Standard" style:master-page-name="Standard">
      <style:paragraph-properties style:page-number="auto"/>
    </style:style>
    <style:style style:name="P23" style:family="paragraph" style:parent-style-name="Standard">
      <style:text-properties fo:color="#333333" style:font-name="Arial" fo:font-size="11.5pt" fo:font-weight="bold" fo:background-color="#ffffff" style:font-size-asian="11.5pt" style:font-weight-asian="bold" style:font-name-complex="Arial2" style:font-size-complex="11.5pt"/>
    </style:style>
    <style:style style:name="P24" style:family="paragraph" style:parent-style-name="Standard">
      <style:text-properties fo:color="#333333" style:font-name="Arial" fo:font-size="11.5pt" fo:background-color="#ffff00" style:font-size-asian="11.5pt" style:font-name-complex="Arial2" style:font-size-complex="11.5pt"/>
    </style:style>
    <style:style style:name="P25" style:family="paragraph" style:parent-style-name="Standard">
      <style:text-properties fo:color="#333333" style:font-name="Arial" fo:font-size="11.5pt" fo:background-color="#ffffff" style:font-size-asian="11.5pt" style:font-name-complex="Arial2" style:font-size-complex="11.5pt"/>
    </style:style>
    <style:style style:name="P26" style:family="paragraph" style:parent-style-name="Standard">
      <style:text-properties fo:color="#333333" style:font-name="Arial" fo:font-size="11.5pt" officeooo:rsid="001e3869" officeooo:paragraph-rsid="001e3869" fo:background-color="#ffffff" style:font-size-asian="11.5pt" style:font-name-complex="Arial2" style:font-size-complex="11.5pt"/>
    </style:style>
    <style:style style:name="P27" style:family="paragraph" style:parent-style-name="Standard">
      <style:text-properties fo:color="#333333" style:font-name="Arial" fo:font-size="11.5pt" officeooo:rsid="001ffc30" officeooo:paragraph-rsid="001ffc30" fo:background-color="#ffffff" style:font-size-asian="11.5pt" style:font-name-complex="Arial2" style:font-size-complex="11.5pt"/>
    </style:style>
    <style:style style:name="P28" style:family="paragraph" style:parent-style-name="Standard">
      <style:text-properties fo:color="#333333" style:font-name="Arial" fo:font-size="11.5pt" officeooo:rsid="00210e58" officeooo:paragraph-rsid="00210e58" fo:background-color="#ffffff" style:font-size-asian="11.5pt" style:font-name-complex="Arial2" style:font-size-complex="11.5pt"/>
    </style:style>
    <style:style style:name="P29" style:family="paragraph" style:parent-style-name="Standard">
      <loext:graphic-properties draw:fill="solid" draw:fill-color="#ffffff"/>
      <style:paragraph-properties fo:margin-top="0cm" fo:margin-bottom="0.529cm" loext:contextual-spacing="false" fo:background-color="#ffffff"/>
      <style:text-properties officeooo:paragraph-rsid="0026bffd"/>
    </style:style>
    <style:style style:name="P30" style:family="paragraph" style:parent-style-name="List_20_Paragraph" style:list-style-name="WWNum1"/>
    <style:style style:name="P31" style:family="paragraph" style:parent-style-name="List_20_Paragraph" style:list-style-name="WWNum1">
      <style:text-properties officeooo:rsid="00233e77" officeooo:paragraph-rsid="00233e77"/>
    </style:style>
    <style:style style:name="T1" style:family="text">
      <style:text-properties fo:color="#333333" style:font-name="Arial" fo:font-size="11.5pt" fo:background-color="#ffffff" loext:char-shading-value="0" style:font-size-asian="11.5pt" style:font-name-complex="Arial2" style:font-size-complex="11.5pt"/>
    </style:style>
    <style:style style:name="T2" style:family="text">
      <style:text-properties fo:color="#333333" style:font-name="Arial" fo:font-size="11.5pt" officeooo:rsid="001ffc30" fo:background-color="#ffffff" loext:char-shading-value="0" style:font-size-asian="11.5pt" style:font-name-complex="Arial2" style:font-size-complex="11.5pt"/>
    </style:style>
    <style:style style:name="T3" style:family="text">
      <style:text-properties fo:color="#333333" style:font-name="Arial" fo:font-size="11.5pt" officeooo:rsid="00210e58" fo:background-color="#ffffff" loext:char-shading-value="0" style:font-size-asian="11.5pt" style:font-name-complex="Arial2" style:font-size-complex="11.5pt"/>
    </style:style>
    <style:style style:name="T4" style:family="text">
      <style:text-properties fo:color="#333333" style:font-name="Arial" fo:font-size="11.5pt" officeooo:rsid="0026bffd" fo:background-color="#ffffff" loext:char-shading-value="0" style:font-size-asian="11.5pt" style:font-name-complex="Arial2" style:font-size-complex="11.5pt"/>
    </style:style>
    <style:style style:name="T5" style:family="text">
      <style:text-properties fo:color="#333333" style:font-name="Arial" fo:font-size="11.5pt" officeooo:rsid="002946b4" fo:background-color="#ffffff" loext:char-shading-value="0" style:font-size-asian="11.5pt" style:font-name-complex="Arial2" style:font-size-complex="11.5pt"/>
    </style:style>
    <style:style style:name="T6" style:family="text">
      <style:text-properties fo:color="#333333" style:font-name="Arial" fo:font-size="11.5pt" fo:font-weight="normal" officeooo:rsid="00233e77" fo:background-color="#ffffff" loext:char-shading-value="0" style:font-size-asian="11.5pt" style:font-weight-asian="normal" style:font-name-complex="Arial2" style:font-size-complex="11.5pt" style:font-weight-complex="normal"/>
    </style:style>
    <style:style style:name="T7" style:family="text">
      <style:text-properties fo:color="#333333" style:font-name="Arial" fo:font-size="11.5pt" fo:font-weight="normal" officeooo:rsid="0024c26c" fo:background-color="#ffffff" loext:char-shading-value="0" style:font-size-asian="11.5pt" style:font-weight-asian="normal" style:font-name-complex="Arial2" style:font-size-complex="11.5pt" style:font-weight-complex="normal"/>
    </style:style>
    <style:style style:name="T8" style:family="text">
      <style:text-properties fo:color="#333333" style:font-name="Arial" fo:font-size="11.5pt" fo:font-weight="normal" officeooo:rsid="00265cdb" fo:background-color="#ffffff" loext:char-shading-value="0" style:font-size-asian="11.5pt" style:font-weight-asian="normal" style:font-name-complex="Arial2" style:font-size-complex="11.5pt" style:font-weight-complex="normal"/>
    </style:style>
    <style:style style:name="T9" style:family="text">
      <style:text-properties fo:color="#333333" style:font-name="Arial" fo:font-size="11.5pt" fo:font-weight="normal" style:font-size-asian="11.5pt" style:font-weight-asian="normal" style:font-name-complex="Arial2" style:font-size-complex="11.5pt"/>
    </style:style>
    <style:style style:name="T10" style:family="text">
      <style:text-properties fo:color="#333333" style:font-name="Arial" fo:font-size="11.5pt" fo:font-weight="normal" officeooo:rsid="00210e58" style:font-size-asian="11.5pt" style:font-weight-asian="normal" style:font-name-complex="Arial2" style:font-size-complex="11.5pt"/>
    </style:style>
    <style:style style:name="T11" style:family="text">
      <style:text-properties fo:color="#333333" style:font-name="Arial" fo:font-size="11.5pt" fo:font-weight="bold" fo:background-color="#ffffff" loext:char-shading-value="0" style:font-size-asian="11.5pt" style:font-weight-asian="bold" style:font-name-complex="Arial2" style:font-size-complex="11.5pt"/>
    </style:style>
    <style:style style:name="T12" style:family="text">
      <style:text-properties fo:color="#333333" style:font-name="Arial" fo:font-size="11.5pt" fo:font-weight="bold" style:font-size-asian="11.5pt" style:font-weight-asian="bold" style:font-name-complex="Arial2" style:font-size-complex="11.5pt"/>
    </style:style>
    <style:style style:name="T13" style:family="text">
      <style:text-properties fo:color="#333333" style:font-name="Arial" fo:font-size="11.5pt" fo:font-weight="bold" officeooo:rsid="00233e77" style:font-size-asian="11.5pt" style:font-weight-asian="bold" style:font-name-complex="Arial2" style:font-size-complex="11.5pt"/>
    </style:style>
    <style:style style:name="T14" style:family="text">
      <style:text-properties fo:color="#333333" style:font-name="Arial" fo:font-size="11.5pt" style:font-size-asian="11.5pt" style:font-name-complex="Arial2" style:font-size-complex="11.5pt"/>
    </style:style>
    <style:style style:name="T15" style:family="text">
      <style:text-properties fo:color="#333333" style:font-name="Arial" fo:font-size="11.5pt" style:font-size-asian="11.5pt" style:font-name-complex="Arial2" style:font-size-complex="11.5pt" style:font-weight-complex="bold"/>
    </style:style>
    <style:style style:name="T16" style:family="text">
      <style:text-properties fo:color="#333333" style:font-name="Arial" fo:font-size="11.5pt" officeooo:rsid="00233e77" style:font-size-asian="11.5pt" style:font-name-complex="Arial2" style:font-size-complex="11.5pt"/>
    </style:style>
    <style:style style:name="T17" style:family="text">
      <style:text-properties fo:color="#333333" style:font-name="Arial" fo:font-size="11.5pt" officeooo:rsid="0024c26c" style:font-size-asian="11.5pt" style:font-name-complex="Arial2" style:font-size-complex="11.5pt"/>
    </style:style>
    <style:style style:name="T18" style:family="text">
      <style:text-properties fo:color="#333333" fo:font-size="11.5pt" fo:background-color="#ffffff" loext:char-shading-value="0" style:font-size-asian="11.5pt" style:font-name-complex="Arial2" style:font-size-complex="11.5pt"/>
    </style:style>
    <style:style style:name="T19" style:family="text">
      <style:text-properties fo:color="#333333" fo:font-size="11.5pt" fo:font-weight="normal" fo:background-color="#ffffff" loext:char-shading-value="0" style:font-size-asian="11.5pt" style:font-weight-asian="normal" style:font-name-complex="Arial2" style:font-size-complex="11.5pt"/>
    </style:style>
    <style:style style:name="T20" style:family="text">
      <style:text-properties fo:color="#0077db" style:font-name="Arial" fo:font-size="11.5pt" style:font-size-asian="11.5pt" style:font-name-complex="Arial2" style:font-size-complex="11.5pt"/>
    </style:style>
    <style:style style:name="T21" style:family="text">
      <style:text-properties fo:color="#0077db" style:font-name="Arial" fo:font-size="11.5pt" style:font-name-asian="Times New Roman1" style:font-size-asian="11.5pt" style:language-asian="tr" style:country-asian="TR" style:font-name-complex="Arial2" style:font-size-complex="11.5pt"/>
    </style:style>
    <style:style style:name="T22" style:family="text">
      <style:text-properties officeooo:rsid="00210e58"/>
    </style:style>
    <style:style style:name="T23" style:family="text">
      <style:text-properties officeooo:rsid="00265cdb"/>
    </style:style>
    <style:style style:name="T24" style:family="text">
      <style:text-properties officeooo:rsid="002946b4"/>
    </style:style>
    <style:style style:name="T25" style:family="text">
      <style:text-properties fo:font-variant="normal" fo:text-transform="none" fo:color="#432d2d" style:font-name="Libre Franklin" fo:font-size="12pt" fo:letter-spacing="normal" fo:font-style="normal" fo:font-weight="normal"/>
    </style:style>
    <style:style style:name="T26" style:family="text">
      <style:text-properties fo:font-variant="normal" fo:text-transform="none" fo:color="#432d2d" style:font-name="Libre Franklin" fo:font-size="12pt" fo:letter-spacing="normal" fo:font-style="normal" fo:font-weight="normal" officeooo:rsid="002946b4"/>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text:span text:style-name="T1">00:00 – 02.00 <text:s/>---------------- </text:span><text:span text:style-name="Strong"><text:span text:style-name="T18">1.Arduino Nedir ?</text:span></text:span></text:p>
      <text:p text:style-name="P23"><text:s/>(Eğitici tarafından seslendirilecek metin aşağıdaki bölümdedir.)</text:p>
      <text:p text:style-name="P24">Arduino üzerinde Atmega 168 veya Atmega 328 mikrodenetleyicisi bulunur. Tabi mikrodenetleyici bazı modellere göre değişiklik gösterebilir, bunu ilerde anlatacağım. Temel olarak yaptığımız işlem, bilgisayar üzerinden bu mikrodenetleyiciyi programlamak ve giriş-çıkış pinlerini kullanarak istediğimiz devreyi tasarlamaktan ibarettir. Arduino ile analog ve dijital verileri işleyebilir, çıktı üretebiliriz.</text:p>
      <text:p text:style-name="P3"><text:span text:style-name="T14">Arduino ‘ yu çalıştırmak için USB girişinden bağlayabilir veya harici bir güç kaynağından da girişini yaparak çalıştırabiliriz, ancak kullanacağımız güç kaynağı en fazla 12V çıkışlı olması lazım ki kartımıza zarar vermeyelim. Arduino bize 5V ve 3.3V verir. Bu durum bizim çoğu elektronik elemanları çalıştırmamız için yeterlidir.<text:line-break/>Bu kadar teorik bilgiyi verdikten sonra isterseniz gelin birde kısaca Arduino çeşitlerini inceleyelim.</text:span></text:p>
      <text:p text:style-name="P25"/>
      <text:p text:style-name="P26">Arduino genel itibariyle Atmega 168 veya Atmega 328 mikrodenetleyici üzerine dizayn edilmiştir. Bazı modellerde 168 varken bazılarında 328 mikrodenetleyicisi bulunmaktadır.Temel olarak Arduino giriş çıkış pinlerini kullanarak veri alışverişi sağladığımız ve bilgisayar üzerinden programlananabilen bir sistemden ibarettir.Arduino genel hatları ile analog ve dijital verileri anlamlandırır sonucunda bizde bir sonuç üretebilir.</text:p>
      <text:p text:style-name="P2"><text:span text:style-name="T1">Arduino’nun çalıştırılabilmesi için USB girişi kullanabileceğimiz gibi harici bir güç kaynağıda kullanmamız mümkündür. Yalnız kullanacağımız güç kaynağı 12V üzerinde bir çıkış üretmemelidir.Böylelikle </text:span><text:span text:style-name="T2">Arduinomuzu yüksek beslemeden korumuş oluruz. Arduino çıkış pinlerinden 3.3V ve 5V akım alabliriz bu volt aralığıyla birçok devre elemanını çalıştırabilmemiz için oldukça yeterlidir.</text:span></text:p>
      <text:p text:style-name="P27">Arduino ile ilgili temel bilgileri tamamladık şimdi Arduino çeşitlerine göz atabililiriz. Ama ilk önce ekrana gelen soruyu cevaplamalısınız.</text:p>
      <text:p text:style-name="P23">(Eğitici tarafından sorulacak soru)</text:p>
      <text:list xml:id="list1226751673" text:style-name="WWNum1">
        <text:list-item>
          <text:p text:style-name="P30">Arduino’yu çalıştırılması için güç beslemesi yapılmalıdır. Peki, kullanılabilecek en yüksek volt nedir?</text:p>
        </text:list-item>
      </text:list>
      <text:p text:style-name="P4">*Cevaplar: 12, 6, 5, 3</text:p>
      <text:p text:style-name="Standard"><text:span text:style-name="T1">02:00 – 04.00 <text:s/>---------------- </text:span><text:span text:style-name="Strong"><text:span text:style-name="T18">2.Arduino Çeşitleri Nedir?</text:span></text:span></text:p>
      <text:p text:style-name="P23">(Eğitici tarafından seslendirilecek metin aşağıdaki bölümdedir.)</text:p>
      <text:p text:style-name="P24">Arduino kartlarının birçok çeşidi bulunuyor. Temel olarak bütün kartlarda benzer bileşenler olmakla beraber mikrodenetleyici modelleri , giriş/çıkış pinleri ve dahili modüllerin sayısı , boyut , çalışma gerilimleri gibi farklılıklara sahipler.</text:p>
      <text:p text:style-name="P28">Arduinoların genel itibariyle birçok özelliği aynı olmasına karşın bir çok çeşidi bulunmaktadır. Arduino çeşitleri üzerinde bulunan mikrodenetleyici türü, giriş çıkış pinleri , entegre modüller, boyut, güç beslemesi ve kullanım durumlarına göre farklı özelliklere sahiptirler.</text:p>
      <text:p text:style-name="P6"><text:soft-page-break/><text:span text:style-name="T3">Arduino çeşitlerini belirtecek olursak</text:span><text:span text:style-name="T1">; uno</text:span><text:span text:style-name="T15">,</text:span><text:span text:style-name="Strong"><text:span text:style-name="T9"> mega, lilypad, ethernet, bluetooth, mini, nano, leonardo, esplora olarak </text:span></text:span><text:span text:style-name="Strong"><text:span text:style-name="T10">söyleyebiliriz</text:span></text:span><text:span text:style-name="Strong"><text:span text:style-name="T9">.</text:span></text:span></text:p>
      <text:p text:style-name="P6"><text:span text:style-name="Strong"><text:span text:style-name="T9">Biz çalışmalarımızda </text:span></text:span><text:span text:style-name="Strong"><text:span text:style-name="T19">Arduino UNO kullanacağız.</text:span></text:span></text:p>
      <text:p text:style-name="P23">(Eğitici tarafından sorulacak soru)</text:p>
      <text:list xml:id="list192208461280245" text:continue-numbering="true" text:style-name="WWNum1">
        <text:list-item>
          <text:p text:style-name="P30"><text:span text:style-name="T22">Aşağıdakilerden hangisi </text:span>Arduino <text:span text:style-name="T22">çeşitlerinden değildir? </text:span></text:p>
        </text:list-item>
      </text:list>
      <text:p text:style-name="P4">*Cevaplar: <text:span text:style-name="T22">uno,nano,mini,ultra</text:span></text:p>
      <text:p text:style-name="P6"><text:span text:style-name="T1">04:00 – 05.00 <text:s/>---------------- </text:span><text:span text:style-name="Strong"><text:span text:style-name="T18">Arduino UNO Nedir? </text:span></text:span></text:p>
      <text:p text:style-name="P5"><text:span text:style-name="Strong"><text:span text:style-name="T11">(Eğitici tarafından seslendirilecek metin aşağıdaki bölümdedir.)</text:span></text:span></text:p>
      <text:p text:style-name="P14">Üzerinde Atmega 328 mikrodenetleyici , USB bağlantı portu , güç regülatörü ve 16 mhz kristal bileşenler bulunuyor. Üzerindeki seri-USB dönüştürücü sayesinde USB portu üzerinden hem programlanabilmekte hem de bilgisayar ile seri portu üzerinden iletişim kurabilmektedir. Kart USB üzerinden ve adaptör girişinden beslenebiliyor.</text:p>
      <text:p text:style-name="P17">Kullanım ihtiyacımızıda göz önünde bulundurduğumuzda en basit <text:s/>Arduino olduğunu söylemek yanlış olmaz.</text:p>
      <text:p text:style-name="P12"><text:span text:style-name="T6">Arduino üzerinde Atmega 328 mikrodenetleyici ile gelir.USB portu , güç regülatörü ve 16 mhz kristal bileşenler bulunur. <text:s/>USB portu programlama ve aynı zamanda bilgisayar ile seri port üzerinden iletişim için kullanılabilmektedir. USB portu ayrıca elektrik beslemesi içinde kullanılabilir.Ek olarak besleme için adaptör girişide bulunmaktadır.</text:span><text:span text:style-name="T12"><text:line-break/></text:span></text:p>
      <text:p text:style-name="P18">(Eğitici tarafından sorulacak soru)</text:p>
      <text:list xml:id="list192207692574922" text:continue-numbering="true" text:style-name="WWNum1">
        <text:list-item>
          <text:p text:style-name="P31">Arduino Uno USB port üzerinden güç beslemesi yapılabilir mi? </text:p>
        </text:list-item>
      </text:list>
      <text:p text:style-name="P12"><text:span text:style-name="T12">*Cevaplar: </text:span><text:span text:style-name="T13">evet,hayır</text:span></text:p>
      <text:p text:style-name="P6"><text:a xlink:type="simple" xlink:href="http://www.projehocam.com/wp-content/uploads/arduino-esplora.jpg" text:style-name="ListLabel_20_5" text:visited-style-name="ListLabel_20_5"><text:span text:style-name="T20"><text:line-break/></text:span></text:a><text:span text:style-name="T1">05:00 – 0</text:span><text:span text:style-name="T4">5</text:span><text:span text:style-name="T1">.</text:span><text:span text:style-name="T4">30</text:span><text:span text:style-name="T1"> <text:s/>---------------- </text:span><text:span text:style-name="Strong"><text:span text:style-name="T18">Arduino Programlama Nedir ve Nasıl Yapılır?</text:span></text:span></text:p>
      <text:p text:style-name="P5"><text:span text:style-name="Strong"><text:span text:style-name="T11">(Eğitici tarafından seslendirilecek metin aşağıdaki bölümdedir.)</text:span></text:span></text:p>
      <text:p text:style-name="P13"><text:span text:style-name="T14">Arduino programlama dili </text:span><text:span text:style-name="T16">olarak bir makine dili olan </text:span><text:span text:style-name="T14">C </text:span><text:span text:style-name="T16">yi kullanmaktadır</text:span><text:span text:style-name="T14">. Yani C , C++ , C# gibi programlama dilini bilen arkadaşlarımız Arduino programlama konusunda zorluk çekmiceklerdir. Ancak tabikide C , C++ , C# bilmeyen ve daha önce hiç kullanmamış olan arkadaşlarımız hemen telaşa kapılmasın . </text:span></text:p>
      <text:p text:style-name="P9"><text:span text:style-name="T14">Arduino programlama dili </text:span><text:span text:style-name="T16">olarak bir makine dili olan </text:span><text:span text:style-name="T14">C </text:span><text:span text:style-name="T16">yi kullanmaktadır.</text:span><text:span text:style-name="T17"> C++ veya C# gibi dillerden birini kullanıyorsanız. Kolaylıkla Arduino ile programlamda zorluk çekmeyeceksiniz. Bu dilleri kullanmadıysanız telaşa kapılmaya gerek yok tabiki basit bir </text:span><text:soft-page-break/><text:span text:style-name="T17">iki örnek yaptığınızda kolaylıkla adapte olabilirsiniz. Profesyonel anlamda bir yazılım bilgisi olmadan kolaylıkla kartınızı programlayabilirsiniz. </text:span></text:p>
      <text:p text:style-name="P15">Birkaç basit uygulamayla bu arkadaşlarımızında Arduino programlamayı rahatlıkla öğreneceklerdir. Arduino ‘ nun en sevdiğim yönü de zaten bu. Profesyonel bir programlama bilgisi istemiyor. Tabi projelerimizde sadece program bilgisi değil bunun yanında birazda devre kurma , devre oluşturma bilgimizinde olması gerekiyor. Sizlere tavsiyem eğer hiç elektronik devre ve malzeme bilginiz yoksa öncelikle birazcık bu konular üzerinde çalışıp daha sonra Arduino kullanmaya başlamanız. Şimdi de Arduino programla için gerekli aşamalardan bahsedelim.</text:p>
      <text:p text:style-name="P16">Arduino programlamada ihtiyacımız olan ilk şey program derleyicisidir. Peki nedir bu derleyeci ? Bizim yazdığımız kodları yani Arduino ‘ ya yaptırmak istediğimiz komutları makine diline çeviren Arduino ‘ nun anlayacağı çeviren programdır. Aşağıdaki linke tıklayarak doğrudan derleyicinin sayfasına gidip oradan indirebilirsiniz.</text:p>
      <text:p text:style-name="P10"><text:span text:style-name="Strong"><text:span text:style-name="T7">Arduinomuzu programlamamak için gerekli olan ilk araç derleyicidir.</text:span></text:span><text:span text:style-name="Strong"><text:span text:style-name="T8">Derleyici yazdğınız kodları makine diline çevirir ve Arduinonun anlayacağı hale getirir. </text:span></text:span><text:span text:style-name="Strong"><text:span text:style-name="T7"><text:line-break/></text:span></text:span><text:span text:style-name="Strong"><text:span text:style-name="T8">İşletim sisteminize uygun olan </text:span></text:span><text:span text:style-name="Strong"><text:span text:style-name="T7">Derleyici aşağıdaki linkten indirebilirsiniz. </text:span></text:span></text:p>
      <text:p text:style-name="P10"><text:a xlink:type="simple" xlink:href="https://www.arduino.cc/en/main/software" text:style-name="Internet_20_link" text:visited-style-name="Visited_20_Internet_20_Link"><text:span text:style-name="Strong">https://www.arduino.cc/en/main/software</text:span></text:a><text:span text:style-name="Strong"><text:span text:style-name="T7"> </text:span></text:span></text:p>
      <text:p text:style-name="P23">(Eğitici tarafından sorulacak soru)</text:p>
      <text:list xml:id="list192206994518961" text:continue-numbering="true" text:style-name="WWNum1">
        <text:list-item>
          <text:p text:style-name="P30">Arduino <text:span text:style-name="T23">için derleyici ne anlama gelmektedir?</text:span></text:p>
        </text:list-item>
      </text:list>
      <text:p text:style-name="P4">*Cevaplar: <text:span text:style-name="T23">C dilini makine diline çevirir , Makine dilini C diline çevirir , C dilini C++ diline çevirir</text:span></text:p>
      <text:p text:style-name="P8"><text:a xlink:type="simple" xlink:href="http://www.projehocam.com/wp-content/uploads/arduino-leonard.jpg" text:style-name="ListLabel_20_5" text:visited-style-name="ListLabel_20_5"><text:span text:style-name="T20"/></text:a></text:p>
      <text:p text:style-name="P5"><text:span text:style-name="T1">05:</text:span><text:span text:style-name="T4">3</text:span><text:span text:style-name="T1">0 – </text:span><text:span text:style-name="T4">10</text:span><text:span text:style-name="T1">.</text:span><text:span text:style-name="T4">00</text:span><text:span text:style-name="T1"> <text:s/>---------------- </text:span><text:span text:style-name="Strong"><text:span text:style-name="T5">Proje : RFID ile Akıllı Kilit Yapımı</text:span></text:span></text:p>
      <text:p text:style-name="P11"><text:span text:style-name="Strong"><text:span text:style-name="T11">(Eğitici tarafından seslendirilecek metin aşağıdaki bölümdedir.)</text:span></text:span><text:a xlink:type="simple" xlink:href="http://www.projehocam.com/wp-content/uploads/arduino-leonard.jpg" text:style-name="ListLabel_20_5" text:visited-style-name="ListLabel_20_5"><text:span text:style-name="T20"><text:line-break/></text:span></text:a></text:p>
      <text:p text:style-name="P7"><text:span text:style-name="T25">Mifare </text:span><text:span text:style-name="T26">kartları ile <text:s/></text:span><text:span text:style-name="T25">MFRC522</text:span> <text:span text:style-name="T24">RFID okuyusunu kullanarak bir kilit açma kapama sistemi yapacağız.RFID radyo frekansları ile çalışan bir teknolojinin adıdır. Toplu yolcu taşıma sistemlerinden, kütüphanelere birçok yerde kullanılmaktadır.Bizde projemizde bu teknolojiyi kullanacağız.Ayrıca projemizde neler olup bittiğini anlamak için 2 adette Led </text:span><text:soft-page-break/><text:span text:style-name="T24">kullanacağız. Genel itibariyle kod kısmında doğru olarak tanımladığımız Mifare kart RFID okuyucuya tutulduğunda sistem çalışacak Yeşil LED yanacak, yanlış kart okutulduğunda kilit sistemi çalıştırılmayacak ve kırmızı led yanacak böylelikle Aurdino içerisinde neler olup bittiğinin farkında olacağız.</text:span></text:p>
      <text:p text:style-name="P19">İhtiyaç Listesine bakacak olursak;</text:p>
      <text:list xml:id="list3602944867" text:style-name="L1">
        <text:list-item>
          <text:p text:style-name="P21">Arduino Uno7</text:p>
        </text:list-item>
        <text:list-item>
          <text:p text:style-name="P21">3 tane 220 ohm direnç</text:p>
        </text:list-item>
        <text:list-item>
          <text:p text:style-name="P21">1 tane 10k ohm direnç</text:p>
        </text:list-item>
        <text:list-item>
          <text:p text:style-name="P21">2 adet Mifare kart(MFRC522 modülü ile gelenler kullanılabilir veyahut toplu taşıma kartınız,kredi kartınızı da kullanabilirsiniz.)</text:p>
        </text:list-item>
        <text:list-item>
          <text:p text:style-name="P21">Kırmızı, yeşil LED'ler</text:p>
        </text:list-item>
        <text:list-item>
          <text:p text:style-name="P21">1 tane 12v Solenoid </text:p>
        </text:list-item>
        <text:list-item>
          <text:p text:style-name="P21">12 v güç kaynağı</text:p>
        </text:list-item>
        <text:list-item>
          <text:p text:style-name="P21">Breadboard ve bağlantı için kablolar </text:p>
        </text:list-item>
      </text:list>
      <text:p text:style-name="P7"/>
      <text:p text:style-name="P7"/>
      <text:p text:style-name="P7"/>
      <text:p text:style-name="P7"/>
      <text:p text:style-name="P8"><text:a xlink:type="simple" xlink:href="http://www.projehocam.com/wp-content/uploads/arduino-mega.jpg" text:style-name="ListLabel_20_5" text:visited-style-name="ListLabel_20_5"><text:span text:style-name="T20"><text:line-break/></text:span></text:a></text:p>
      <text:p text:style-name="Standard"><text:a xlink:type="simple" xlink:href="http://www.projehocam.com/wp-content/uploads/arduino-uno.jpg" text:style-name="ListLabel_20_6" text:visited-style-name="ListLabel_20_6"><text:span text:style-name="T21"><text:line-break/></text:span></text:a></text:p>
      <text:p text:style-name="P1"><text:span text:style-name="Strong"/></text:p>
      <text:p text:style-name="P1"><text:soft-page-break/><text:span text:style-name="Strong"/></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adornments="Regular" style:font-pitch="variable" style:font-charset="x-symbol"/>
    <style:font-face style:name="Symbol" svg:font-family="Symbol" style:font-adornments="Normal" style:font-family-generic="roman" style:font-pitch="variable" style:font-charset="x-symbol"/>
    <style:font-face style:name="Libre Franklin" svg:font-family="'Libre Franklin'"/>
    <style:font-face style:name="Source Sans Pro" svg:font-family="'Source Sans Pro'"/>
    <style:font-face style:name="Arial3" svg:font-family="Arial" style:font-family-generic="swiss"/>
    <style:font-face style:name="Courier New" svg:font-family="'Courier New'" style:font-adornments="Normal" style:font-family-generic="modern" style:font-pitch="fixed"/>
    <style:font-face style:name="Arial" svg:font-family="Arial" style:font-family-generic="roman" style:font-pitch="variable"/>
    <style:font-face style:name="Calibri" svg:font-family="Calibri" style:font-family-generic="roman" style:font-pitch="variable"/>
    <style:font-face style:name="Times New Roman" svg:font-family="'Times New Roman'" style:font-family-generic="roman" style:font-pitch="variable"/>
    <style:font-face style:name="Arial1" svg:font-family="Arial" style:font-adornments="Norm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tr" fo:country="TR" style:letter-kerning="fals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libri" fo:font-size="11pt" fo:language="tr" fo:country="TR" style:letter-kerning="false" style:font-name-asian="Calibri1"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3"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3"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3" style:font-family-complex="Arial" style:font-family-generic-complex="swiss"/>
    </style:style>
    <style:style style:name="Heading_20_1" style:display-name="Heading 1" style:family="paragraph" style:parent-style-name="Standard" style:auto-update="true" style:default-outline-level="1" style:list-style-name="" style:class="text">
      <style:paragraph-properties fo:margin-top="0.494cm" fo:margin-bottom="0.494cm" loext:contextual-spacing="false" fo:line-height="100%"/>
      <style:text-properties style:font-name="Arial" fo:font-family="Arial" style:font-family-generic="roman" style:font-pitch="variable" fo:font-size="14pt" fo:font-weight="bold" style:letter-kerning="true" style:font-name-asian="Times New Roman1" style:font-family-asian="'Times New Roman'" style:font-family-generic-asian="system" style:font-pitch-asian="variable" style:font-size-asian="14pt" style:language-asian="tr" style:country-asian="TR" style:font-weight-asian="bold" style:font-name-complex="Times New Roman1" style:font-family-complex="'Times New Roman'" style:font-family-generic-complex="system" style:font-pitch-complex="variable" style:font-size-complex="24pt" style:font-weight-complex="bold"/>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tr" style:country-asian="TR" style:font-name-complex="Times New Roman1" style:font-family-complex="'Times New Roman'" style:font-family-generic-complex="system" style:font-pitch-complex="variable" style:font-size-complex="12pt"/>
    </style:style>
    <style:style style:name="Default_20_Paragraph_20_Font" style:display-name="Default Paragraph Font" style:family="text"/>
    <style:style style:name="Başlık_20_1_20_Char" style:display-name="Başlık 1 Char" style:family="text" style:parent-style-name="Default_20_Paragraph_20_Font">
      <style:text-properties style:font-name="Arial" fo:font-family="Arial" style:font-family-generic="roman" style:font-pitch="variable" fo:font-size="14pt" fo:font-weight="bold" style:letter-kerning="true" style:font-name-asian="Times New Roman1" style:font-family-asian="'Times New Roman'" style:font-family-generic-asian="system" style:font-pitch-asian="variable" style:font-size-asian="14pt" style:language-asian="tr" style:country-asian="TR" style:font-weight-asian="bold" style:font-name-complex="Times New Roman1" style:font-family-complex="'Times New Roman'" style:font-family-generic-complex="system" style:font-pitch-complex="variable" style:font-size-complex="24pt" style:font-weight-complex="bold"/>
    </style:style>
    <style:style style:name="Strong" style:family="text" style:parent-style-name="Default_20_Paragraph_20_Font">
      <style:text-properties fo:font-weight="bold" style:font-weight-asian="bold" style:font-weight-complex="bold"/>
    </style:style>
    <style:style style:name="ListLabel_20_1" style:display-name="ListLabel 1" style:family="text">
      <style:text-properties fo:color="#333333" fo:font-size="11.5pt" style:font-name-asian="Calibri1" style:font-family-asian="Calibri" style:font-family-generic-asian="system" style:font-pitch-asian="variable" style:font-size-asian="11.5pt" style:font-name-complex="Arial2" style:font-family-complex="Arial"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fo:color="#0077db" style:font-name="Arial" fo:font-family="Arial" style:font-family-generic="roman" style:font-pitch="variable" fo:font-size="11.5pt" style:font-size-asian="11.5pt" style:font-name-complex="Arial2" style:font-family-complex="Arial" style:font-family-generic-complex="system" style:font-pitch-complex="variable" style:font-size-complex="11.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6" style:display-name="ListLabel 6" style:family="text">
      <style:text-properties fo:color="#0077db" style:font-name="Arial" fo:font-family="Arial" style:font-family-generic="roman" style:font-pitch="variable" fo:font-size="11.5pt" style:font-name-asian="Times New Roman1" style:font-family-asian="'Times New Roman'" style:font-family-generic-asian="system" style:font-pitch-asian="variable" style:font-size-asian="11.5pt" style:language-asian="tr" style:country-asian="TR" style:font-name-complex="Arial2" style:font-family-complex="Arial" style:font-family-generic-complex="system" style:font-pitch-complex="variable" style:font-size-complex="11.5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Arial1"/>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elman göktaş</meta:initial-creator>
    <meta:editing-cycles>6</meta:editing-cycles>
    <meta:creation-date>2019-07-16T13:21:00</meta:creation-date>
    <dc:date>2019-07-17T19:22:06.650000000</dc:date>
    <meta:editing-duration>PT1H10M57S</meta:editing-duration>
    <meta:generator>LibreOffice/6.2.4.2$Windows_X86_64 LibreOffice_project/2412653d852ce75f65fbfa83fb7e7b669a126d64</meta:generator>
    <meta:document-statistic meta:table-count="0" meta:image-count="0" meta:object-count="0" meta:page-count="5" meta:paragraph-count="52" meta:word-count="908" meta:character-count="7279" meta:non-whitespace-character-count="6404"/>
    <meta:user-defined meta:name="AppVersion">15.0000</meta:user-defined>
    <meta:user-defined meta:name="Company">SilentAll Team</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